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ru" fo:country="RU" officeooo:rsid="001720a7" officeooo:paragraph-rsid="001720a7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1720a7" officeooo:paragraph-rsid="001720a7" style:font-size-asian="10.5pt" style:font-size-complex="12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сьминог</text:p>
      <text:p text:style-name="P2">Имя: <text:span text:style-name="T1">Redtopus</text:span></text:p>
      <text:p text:style-name="P2">Класс: Враг</text:p>
      <text:p text:style-name="P2">Сложность: Лёгкая</text:p>
      <text:p text:style-name="P2">Уровень: 0</text:p>
      <text:p text:style-name="P2">Вид: Красный осьминог с шипами</text:p>
      <text:p text:style-name="P2">Поведение: Передвигается исключительно рывками в сторону игрока, при касании наносит урон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19:18:35.982385400</meta:creation-date>
    <dc:date>2026-01-02T19:24:18.131819200</dc:date>
    <meta:editing-duration>PT5M44S</meta:editing-duration>
    <meta:editing-cycles>1</meta:editing-cycles>
    <meta:document-statistic meta:table-count="0" meta:image-count="0" meta:object-count="0" meta:page-count="1" meta:paragraph-count="7" meta:word-count="25" meta:character-count="178" meta:non-whitespace-character-count="160"/>
    <meta:generator>LibreOffice/25.2.7.2$Windows_X86_64 LibreOffice_project/5cbfd1ab6520636bb5f7b99185aa69bd7456825d</meta:generator>
  </office:meta>
</office:document-meta>
</file>